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ff972f" fo:padding="0.097cm" fo:border-left="0.5pt solid #ff972f" fo:border-right="none" fo:border-top="0.5pt solid #ff972f" fo:border-bottom="0.5pt solid #ff972f" style:writing-mode="page">
        <style:background-image/>
      </style:table-cell-properties>
    </style:style>
    <style:style style:name="Tableau1.B1" style:family="table-cell">
      <style:table-cell-properties fo:background-color="#ff972f" fo:padding="0.097cm" fo:border="0.5pt solid #ff972f" style:writing-mode="page">
        <style:background-image/>
      </style:table-cell-properties>
    </style:style>
    <style:style style:name="Tableau1.A2" style:family="table-cell">
      <style:table-cell-properties fo:padding="0.097cm" fo:border-left="0.5pt solid #ff972f" fo:border-right="none" fo:border-top="none" fo:border-bottom="0.5pt solid #ff972f" style:writing-mode="page"/>
    </style:style>
    <style:style style:name="Tableau1.B2" style:family="table-cell">
      <style:table-cell-properties fo:padding="0.097cm" fo:border-left="0.5pt solid #ff972f" fo:border-right="0.5pt solid #ff972f" fo:border-top="none" fo:border-bottom="0.5pt solid #ff972f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4cm" style:rel-column-width="13123*"/>
    </style:style>
    <style:style style:name="Tableau2.B" style:family="table-column">
      <style:table-column-properties style:column-width="13.596cm" style:rel-column-width="52412*"/>
    </style:style>
    <style:style style:name="Tableau2.A1" style:family="table-cell">
      <style:table-cell-properties fo:background-color="#ff972f" fo:padding="0.097cm" fo:border="0.5pt solid #ff972f" style:writing-mode="page">
        <style:background-image/>
      </style:table-cell-properties>
    </style:style>
    <style:style style:name="Tableau2.A2" style:family="table-cell">
      <style:table-cell-properties fo:background-color="#ffffff" fo:padding="0.097cm" fo:border-left="0.5pt solid #ff972f" fo:border-right="none" fo:border-top="none" fo:border-bottom="0.5pt solid #ff972f" style:writing-mode="page">
        <style:background-image/>
      </style:table-cell-properties>
    </style:style>
    <style:style style:name="Tableau2.B2" style:family="table-cell">
      <style:table-cell-properties fo:background-color="#ffffff" fo:padding="0.097cm" fo:border-left="0.5pt solid #ff972f" fo:border-right="0.5pt solid #ff972f" fo:border-top="none" fo:border-bottom="0.5pt solid #ff972f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4cm" style:rel-column-width="13123*"/>
    </style:style>
    <style:style style:name="Tableau3.B" style:family="table-column">
      <style:table-column-properties style:column-width="13.596cm" style:rel-column-width="52412*"/>
    </style:style>
    <style:style style:name="Tableau3.A1" style:family="table-cell">
      <style:table-cell-properties fo:background-color="#ff972f" fo:padding="0.097cm" fo:border="0.5pt solid #ff972f" style:writing-mode="page">
        <style:background-image/>
      </style:table-cell-properties>
    </style:style>
    <style:style style:name="Tableau3.A2" style:family="table-cell">
      <style:table-cell-properties fo:padding="0.097cm" fo:border-left="0.5pt solid #ff972f" fo:border-right="none" fo:border-top="none" fo:border-bottom="0.5pt solid #ff972f" style:writing-mode="page"/>
    </style:style>
    <style:style style:name="Tableau3.B2" style:family="table-cell">
      <style:table-cell-properties fo:padding="0.097cm" fo:border-left="0.5pt solid #ff972f" fo:border-right="0.5pt solid #ff972f" fo:border-top="none" fo:border-bottom="0.5pt solid #ff972f" style:writing-mode="page"/>
    </style:style>
    <style:style style:name="Tableau3.A3" style:family="table-cell">
      <style:table-cell-properties fo:padding="0.097cm" fo:border-left="0.5pt solid #ff972f" fo:border-right="none" fo:border-top="none" fo:border-bottom="0.5pt solid #ff972f" style:writing-mode="page"/>
    </style:style>
    <style:style style:name="Tableau3.B3" style:family="table-cell">
      <style:table-cell-properties fo:padding="0.097cm" fo:border-left="0.5pt solid #ff972f" fo:border-right="0.5pt solid #ff972f" fo:border-top="none" fo:border-bottom="0.5pt solid #ff972f" style:writing-mode="page"/>
    </style:style>
    <style:style style:name="Tableau3.A4" style:family="table-cell">
      <style:table-cell-properties fo:padding="0.097cm" fo:border-left="0.5pt solid #ff972f" fo:border-right="none" fo:border-top="none" fo:border-bottom="0.5pt solid #ff972f" style:writing-mode="page"/>
    </style:style>
    <style:style style:name="Tableau3.B4" style:family="table-cell">
      <style:table-cell-properties fo:padding="0.097cm" fo:border-left="0.5pt solid #ff972f" fo:border-right="0.5pt solid #ff972f" fo:border-top="none" fo:border-bottom="0.5pt solid #ff972f" style:writing-mode="page"/>
    </style:style>
    <style:style style:name="Tableau3.A5" style:family="table-cell">
      <style:table-cell-properties fo:padding="0.097cm" fo:border-left="0.5pt solid #ff972f" fo:border-right="none" fo:border-top="none" fo:border-bottom="0.5pt solid #ff972f" style:writing-mode="page"/>
    </style:style>
    <style:style style:name="Tableau3.B5" style:family="table-cell">
      <style:table-cell-properties fo:padding="0.097cm" fo:border-left="0.5pt solid #ff972f" fo:border-right="0.5pt solid #ff972f" fo:border-top="none" fo:border-bottom="0.5pt solid #ff972f" style:writing-mode="page"/>
    </style:style>
    <style:style style:name="P1" style:family="paragraph" style:parent-style-name="Table_20_Contents">
      <style:text-properties officeooo:rsid="00060904" officeooo:paragraph-rsid="00060904"/>
    </style:style>
    <style:style style:name="P2" style:family="paragraph" style:parent-style-name="Table_20_Contents">
      <style:text-properties officeooo:rsid="0006aaad" officeooo:paragraph-rsid="0006aaad"/>
    </style:style>
    <style:style style:name="P3" style:family="paragraph" style:parent-style-name="Table_20_Contents">
      <style:text-properties officeooo:rsid="00060904" officeooo:paragraph-rsid="0009e36f"/>
    </style:style>
    <style:style style:name="T1" style:family="text">
      <style:text-properties officeooo:rsid="0006aaad"/>
    </style:style>
    <style:style style:name="T2" style:family="text">
      <style:text-properties officeooo:rsid="0007c21a"/>
    </style:style>
    <style:style style:name="T3" style:family="text">
      <style:text-properties officeooo:rsid="0009e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 de l’acteur</text:p>
          </table:table-cell>
          <table:table-cell table:style-name="Tableau1.B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Conducteur</text:p>
          </table:table-cell>
          <table:table-cell table:style-name="Tableau1.B2" office:value-type="string">
            <text:p text:style-name="P1">Le conducteur lance le système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">Piloter la charge</text:p>
          </table:table-cell>
          <table:covered-table-cell/>
        </table:table-row>
        <table:table-row>
          <table:table-cell table:style-name="Tableau2.A2" office:value-type="string">
            <text:p text:style-name="P1">Pré conditions</text:p>
          </table:table-cell>
          <table:table-cell table:style-name="Tableau2.B2" office:value-type="string">
            <text:p text:style-name="P2">Horaires de charge définies.</text:p>
          </table:table-cell>
        </table:table-row>
        <table:table-row>
          <table:table-cell table:style-name="Tableau2.A2" office:value-type="string">
            <text:p text:style-name="P1">Post conditions</text:p>
          </table:table-cell>
          <table:table-cell table:style-name="Tableau2.B2" office:value-type="string">
            <text:p text:style-name="Table_20_Contents">//</text:p>
          </table:table-cell>
        </table:table-row>
        <table:table-row>
          <table:table-cell table:style-name="Tableau2.A2" office:value-type="string">
            <text:p text:style-name="P1">Scénario principale</text:p>
          </table:table-cell>
          <table:table-cell table:style-name="Tableau2.B2" office:value-type="string">
            <text:p text:style-name="P3">Le système est lancé par le conducteur et <text:span text:style-name="T3">il obtient </text:span>les paramètres d’utilisation. Il interroge ensuite périodiquement le calendrier <text:span text:style-name="T1">(toutes les 1 </text:span><text:span text:style-name="T3">minutes</text:span><text:span text:style-name="T1">) </text:span>afin de détecter un événement planifié.<text:line-break/>Lorsqu’un événement de type <text:span text:style-name="Emphasis">charge</text:span> est détecté, le gestionnaire de charge commande la fermeture du relais, démarre la charge et lance les mesures du courant ainsi que la mémorisation des paramètres de charge.<text:line-break/>Lorsque l’événement indique un <text:span text:style-name="Emphasis">arrêt de charge</text:span>, le système commande l’ouverture du relais, met fin à la charge, effectue les mesures finales du courant et mémorise les paramètres associés.<text:line-break/>Durant toute la phase de charge, les mesures nécessaires sont réalisées et les données sont enregistrées.</text:p>
          </table:table-cell>
        </table:table-row>
        <table:table-row>
          <table:table-cell table:style-name="Tableau2.A2" office:value-type="string">
            <text:p text:style-name="P1">Alternatives</text:p>
          </table:table-cell>
          <table:table-cell table:style-name="Tableau2.B2" office:value-type="string">
            <text:p text:style-name="Table_20_Contents">//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">Surveiller la température du câble et du boîtier</text:p>
          </table:table-cell>
          <table:covered-table-cell/>
        </table:table-row>
        <table:table-row>
          <table:table-cell table:style-name="Tableau3.A2" office:value-type="string">
            <text:p text:style-name="P1">Pré conditions</text:p>
          </table:table-cell>
          <table:table-cell table:style-name="Tableau3.B2" office:value-type="string">
            <text:p text:style-name="P2">Une température seuil doit être définie.</text:p>
          </table:table-cell>
        </table:table-row>
        <table:table-row>
          <table:table-cell table:style-name="Tableau3.A3" office:value-type="string">
            <text:p text:style-name="P1">Post conditions</text:p>
          </table:table-cell>
          <table:table-cell table:style-name="Tableau3.B3" office:value-type="string">
            <text:p text:style-name="Table_20_Contents">//</text:p>
          </table:table-cell>
        </table:table-row>
        <table:table-row>
          <table:table-cell table:style-name="Tableau3.A4" office:value-type="string">
            <text:p text:style-name="P1">Scénario principale</text:p>
          </table:table-cell>
          <table:table-cell table:style-name="Tableau3.B4" office:value-type="string">
            <text:p text:style-name="P2">Le système déclenche périodiquement (toutes les 1 seconde) la lecture de la température via le capteur. La température mesurée est transmise au gestionnaire de charge, qui la compare à la température maximale autorisée.<text:line-break/>Si la température dépasse le seuil défini, le système commande l’ouverture du relais afin de couper la charge et génère un signal d’erreur de type <text:span text:style-name="Emphasis">surchauffe</text:span>. Une notification d’alerte est alors envoyée pour informer de la situation anormale.</text:p>
          </table:table-cell>
        </table:table-row>
        <table:table-row>
          <table:table-cell table:style-name="Tableau3.A5" office:value-type="string">
            <text:p text:style-name="P1">Alternatives</text:p>
          </table:table-cell>
          <table:table-cell table:style-name="Tableau3.B5" office:value-type="string">
            <text:p text:style-name="Table_20_Contents">/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5:41:13.127625846</meta:creation-date>
    <dc:date>2026-01-15T16:29:47.338322962</dc:date>
    <meta:editing-duration>PT17M42S</meta:editing-duration>
    <meta:editing-cycles>4</meta:editing-cycles>
    <meta:generator>LibreOffice/24.2.7.2$Linux_X86_64 LibreOffice_project/420$Build-2</meta:generator>
    <meta:document-statistic meta:table-count="3" meta:image-count="0" meta:object-count="0" meta:page-count="1" meta:paragraph-count="22" meta:word-count="227" meta:character-count="1488" meta:non-whitespace-character-count="1283"/>
  </office:meta>
</office:document-meta>
</file>